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Standard">
      <style:paragraph-properties fo:margin-left="0in" fo:margin-right="0in" fo:text-indent="0in" style:auto-text-indent="false"/>
      <style:text-properties officeooo:rsid="000dd1cf" officeooo:paragraph-rsid="000dd1cf"/>
    </style:style>
    <style:style style:name="P3" style:family="paragraph" style:parent-style-name="Standard">
      <style:paragraph-properties fo:margin-left="0in" fo:margin-right="0in" fo:text-indent="0in" style:auto-text-indent="false"/>
      <style:text-properties officeooo:rsid="0011c268" officeooo:paragraph-rsid="0011c268"/>
    </style:style>
    <style:style style:name="T1" style:family="text">
      <style:text-properties fo:font-variant="normal" fo:text-transform="none" style:font-name="Helvetica" fo:font-size="9pt" fo:letter-spacing="normal" fo:font-style="normal" fo:font-weight="normal"/>
    </style:style>
    <style:style style:name="T2" style:family="text">
      <style:text-properties fo:font-variant="normal" fo:text-transform="none" style:font-name="Helvetica" fo:font-size="9pt" fo:letter-spacing="normal" fo:font-style="normal" fo:font-weight="bold"/>
    </style:style>
    <style:style style:name="T3" style:family="text">
      <style:text-properties fo:font-variant="normal" fo:text-transform="none" fo:letter-spacing="normal"/>
    </style:style>
    <style:style style:name="T4" style:family="text">
      <style:text-properties officeooo:rsid="000f3e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ar Prof. Martinoli,</text:p>
      <text:p text:style-name="P2"/>
      <text:p text:style-name="P2">I am a last year PhD student supervised by Aude Billard. I am currently assembling the committee for my <text:span text:style-name="T4">thesis defense which will take place in late August or early September. I would like to ask if you would consider serving as the internal examiner on my committee. You will find the abstract of my Thesis attached in this email.</text:span></text:p>
      <text:p text:style-name="P1"/>
      <text:p text:style-name="P3">Thank you and best regards,</text:p>
      <text:p text:style-name="P3"/>
      <text:p text:style-name="P3">Guillaume de Chambrier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11:21:45.616365108</meta:creation-date>
    <meta:generator>LibreOffice/4.2.8.2$Linux_X86_64 LibreOffice_project/420m0$Build-2</meta:generator>
    <dc:date>2016-05-30T12:34:44.423984352</dc:date>
    <meta:editing-duration>P0D</meta:editing-duration>
    <meta:editing-cycles>1</meta:editing-cycles>
    <meta:document-statistic meta:table-count="0" meta:image-count="0" meta:object-count="0" meta:page-count="1" meta:paragraph-count="4" meta:word-count="71" meta:character-count="401" meta:non-whitespace-character-count="334"/>
  </office:meta>
</office:document-meta>
</file>